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'San Francisco', 'Helvetica Neue', Helvetica, Aria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c2d30" loext:opacity="100%" style:font-name="Roboto" fo:font-size="9pt" fo:letter-spacing="normal" fo:font-style="normal" fo:font-weight="normal"/>
    </style:style>
    <style:style style:name="T2" style:family="text">
      <style:text-properties fo:font-variant="normal" fo:text-transform="none" fo:color="#2c2d30" loext:opacity="100%" fo:letter-spacing="normal"/>
    </style:style>
    <style:style style:name="T3" style:family="text">
      <style:text-properties fo:font-variant="normal" fo:text-transform="none" fo:color="#2585ee" loext:opacity="100%" style:font-name="Roboto" fo:font-size="9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4" style:family="text">
      <style:text-properties fo:color="#2c2d30" loext:opacity="100%" style:font-name="Roboto" fo:font-size="9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Задание</text:span></text:span><text:line-break/><text:line-break/><text:span text:style-name="T1">1. Скачайте файл контрольной работы справа от урока, решите задачи и направьте файл с выполненной работой в окно загрузки «практического задания».</text:span><text:line-break/><text:line-break/><text:span text:style-name="T1">2. Пройдите </text:span><text:a xlink:type="simple" xlink:href="https://gb.ru/b/dev1_it" office:target-frame-name="_blank" xlink:show="new" text:style-name="Internet_20_link" text:visited-style-name="Visited_20_Internet_20_Link"><text:span text:style-name="T3">анкету</text:span></text:a><text:span text:style-name="T2"> </text:span><text:span text:style-name="T1">и подтвердите специализацию.</text:span><text:line-break/><text:line-break/><text:span text:style-name="Strong_20_Emphasis"><text:span text:style-name="T1">Итоговая проверочная работа</text:span></text:span><text:line-break/><text:line-break/><text:span text:style-name="T1">Данная работа необходима для проверки ваших знаний и навыков по итогу прохождения первого блока обучения на программе Разработчик. Мы должны убедится, что базовое знакомство с IT прошло успешно.</text:span><text:line-break/><text:line-break/><text:span text:style-name="T1">Задача алгоритмически не самая сложная, однако для полноценного выполнения проверочной работы необходимо:</text:span><text:line-break/><text:line-break/><text:span text:style-name="T1">1. Создать репозиторий на GitHub</text:span><text:line-break/><text:span text:style-name="T1">2. Нарисовать блок-схему алгоритма (можно обойтись блок-схемой основной содержательной части, если вы выделяете её в отдельный метод)</text:span><text:line-break/><text:span text:style-name="T1">3. Снабдить репозиторий оформленным текстовым описанием решения (файл README.md)</text:span><text:line-break/><text:span text:style-name="T1">4. Написать программу, решающую поставленную задачу</text:span><text:line-break/><text:span text:style-name="T1">5. Использовать контроль версий в работе над этим небольшим проектом (не должно быть так, что всё залито одним коммитом, как минимум этапы 2, 3, и 4 должны быть расположены в разных коммитах)</text:span><text:line-break/><text:line-break/><text:span text:style-name="Emphasis"><text:span text:style-name="T4">Задача</text:span></text:span><text:span text:style-name="T1">: Написать программу, которая из имеющегося массива строк формирует новый массив из строк, длина которых меньше, либо равна 3 символам. Первоначальный массив можно ввести с клавиатуры, либо задать на старте выполнения алгоритма. При решении не рекомендуется пользоваться коллекциями, лучше обойтись исключительно массивами.</text:span><text:line-break/><text:line-break/><text:span text:style-name="Emphasis"><text:span text:style-name="T4">Примеры</text:span></text:span><text:span text:style-name="T1">:</text:span><text:line-break/><text:span text:style-name="T1">[“Hello”, “2”, “world”, “:-)”] → [“2”, “:-)”]</text:span><text:line-break/><text:span text:style-name="T1">[“1234”, “1567”, “-2”, “computer science”] → [“-2”]</text:span><text:line-break/><text:span text:style-name="T1">[“Russia”, “Denmark”, “Kazan”] → []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'San Francisco', 'Helvetica Neue', Helvetica, Aria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5T17:32:44.362000000</dc:date>
    <meta:editing-duration>PT11S</meta:editing-duration>
    <meta:editing-cycles>1</meta:editing-cycles>
    <meta:document-statistic meta:table-count="0" meta:image-count="0" meta:object-count="0" meta:page-count="1" meta:paragraph-count="1" meta:word-count="202" meta:character-count="1505" meta:non-whitespace-character-count="1295"/>
    <meta:generator>LibreOffice/7.3.5.2$Windows_X86_64 LibreOffice_project/184fe81b8c8c30d8b5082578aee2fed2ea847c01</meta:generator>
  </office:meta>
</office:document-meta>
</file>